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5.625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1.8042in"/>
    </style:style>
    <style:style style:name="Table1.C" style:family="table-column">
      <style:table-column-properties style:column-width="1.0083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ext_20_body">
      <style:text-properties officeooo:rsid="0008553a" officeooo:paragraph-rsid="0008553a"/>
    </style:style>
    <style:style style:name="P2" style:family="paragraph" style:parent-style-name="Text_20_body">
      <style:text-properties officeooo:rsid="000a7882" officeooo:paragraph-rsid="000a7882"/>
    </style:style>
    <style:style style:name="P3" style:family="paragraph" style:parent-style-name="Text_20_body">
      <style:text-properties fo:font-weight="bold" officeooo:rsid="000cb840" officeooo:paragraph-rsid="000cb840" style:font-weight-asian="bold" style:font-weight-complex="bold"/>
    </style:style>
    <style:style style:name="P4" style:family="paragraph" style:parent-style-name="Table_20_Contents">
      <style:text-properties fo:font-weight="bold" officeooo:rsid="00088c8b" officeooo:paragraph-rsid="00088c8b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officeooo:rsid="0006a9d4" officeooo:paragraph-rsid="0006a9d4" style:font-weight-asian="bold" style:font-weight-complex="bold"/>
    </style:style>
    <style:style style:name="P7" style:family="paragraph" style:parent-style-name="Table_20_Contents">
      <style:text-properties officeooo:rsid="0006a9d4" officeooo:paragraph-rsid="0006a9d4"/>
    </style:style>
    <style:style style:name="P8" style:family="paragraph" style:parent-style-name="Table_20_Contents">
      <style:text-properties officeooo:rsid="00088c8b" officeooo:paragraph-rsid="00088c8b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rsid="00080ccf" officeooo:paragraph-rsid="00088c8b" style:font-name-asian="Liberation Serif" style:font-name-complex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rsid="00080ccf" officeooo:paragraph-rsid="00080ccf" style:font-name-asian="Liberation Serif" style:font-name-complex="Liberation Serif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officeooo:rsid="00092e12" officeooo:paragraph-rsid="00092e12"/>
    </style:style>
    <style:style style:name="P13" style:family="paragraph" style:parent-style-name="Table_20_Contents">
      <style:text-properties officeooo:rsid="0006bfeb" officeooo:paragraph-rsid="0006bfeb"/>
    </style:style>
    <style:style style:name="P14" style:family="paragraph" style:parent-style-name="Table_20_Contents">
      <style:text-properties officeooo:rsid="00101467" officeooo:paragraph-rsid="00101467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rsid="00080ccf" officeooo:paragraph-rsid="00092e12" style:font-name-asian="Liberation Serif" style:font-name-complex="Liberation Serif"/>
    </style:style>
    <style:style style:name="T1" style:family="text">
      <style:text-properties officeooo:rsid="000b25e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c3ff"/>
    </style:style>
    <style:style style:name="T4" style:family="text">
      <style:text-properties officeooo:rsid="0006bf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bfeb" style:font-weight-asian="bold" style:font-weight-complex="bold"/>
    </style:style>
    <style:style style:name="T7" style:family="text">
      <style:text-properties officeooo:rsid="00092e12"/>
    </style:style>
    <style:style style:name="T8" style:family="text">
      <style:text-properties fo:font-weight="bold" officeooo:rsid="00092e1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/text:p>
      <text:p text:style-name="P2">Callsign, <text:span text:style-name="T1">if any:</text:span></text:p>
      <text:p text:style-name="P3">LEARN TO SOLDER, CHECKLIST –<text:span text:style-name="T2"> have coach do a check for each step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Step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Coach check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8">0. Open kit, identify and <text:span text:style-name="T3">count</text:span> part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□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<text:span text:style-name="T4">1. </text:span><text:span text:style-name="T5">Resistors</text:span> <text:span text:style-name="T4">(striped)</text:span></text:p>
          </table:table-cell>
          <table:table-cell table:style-name="Table1.A1" office:value-type="string">
            <text:p text:style-name="P7">Insert and bend leads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Solder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Clip leads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7"><text:span text:style-name="T4">2. </text:span><text:span text:style-name="T5">Potentiometer</text:span><text:span text:style-name="T6">s</text:span><text:span text:style-name="T4"> (blue squares)</text:span></text:p>
          </table:table-cell>
          <table:table-cell table:style-name="Table1.A1" office:value-type="string">
            <text:p text:style-name="P12">Insert &amp; solder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3">3. <text:span text:style-name="T5">Transistors</text:span> (black, flat side 3 legs)</text:p>
          </table:table-cell>
          <table:table-cell table:style-name="Table1.A1" office:value-type="string">
            <text:p text:style-name="P12">Insert correctly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P14">(orientation matters!)</text:p>
          </table:table-cell>
          <table:table-cell table:style-name="Table1.A1" office:value-type="string">
            <text:p text:style-name="P12">solder</text:p>
          </table:table-cell>
          <table:table-cell table:style-name="Table1.A1" office:value-type="string">
            <text:p text:style-name="P15">□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3">4. <text:span text:style-name="T5">Capacitors</text:span> <text:span text:style-name="T7">(round black “cans”)</text:span></text:p>
          </table:table-cell>
          <table:table-cell table:style-name="Table1.A1" office:value-type="string">
            <text:p text:style-name="P12">Insert correctly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Table_20_Contents"><text:s text:c="6"/><text:span text:style-name="T7">Direction matters!</text:span></text:p>
          </table:table-cell>
          <table:table-cell table:style-name="Table1.A1" office:value-type="string">
            <text:p text:style-name="P12">solder</text:p>
          </table:table-cell>
          <table:table-cell table:style-name="Table1.A1" office:value-type="string">
            <text:p text:style-name="P15">□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3">5. <text:span text:style-name="T5">LEDs</text:span> (big red)</text:p>
          </table:table-cell>
          <table:table-cell table:style-name="Table1.A1" office:value-type="string">
            <text:p text:style-name="P12">Insert correctly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P14">(orientation matters!)</text:p>
          </table:table-cell>
          <table:table-cell table:style-name="Table1.A1" office:value-type="string">
            <text:p text:style-name="P12">solder</text:p>
          </table:table-cell>
          <table:table-cell table:style-name="Table1.A1" office:value-type="string">
            <text:p text:style-name="P15">□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3">6. <text:span text:style-name="T5">Battery </text:span><text:span text:style-name="T8">snap</text:span><text:span text:style-name="T5"> </text:span>(red and black wires)</text:p>
          </table:table-cell>
          <table:table-cell table:style-name="Table1.A1" office:value-type="string">
            <text:p text:style-name="P12">Insert correctly &amp; solder</text:p>
          </table:table-cell>
          <table:table-cell table:style-name="Table1.A1" office:value-type="string">
            <text:p text:style-name="P10">□</text:p>
          </table:table-cell>
        </table:table-row>
        <table:table-row>
          <table:table-cell table:style-name="Table1.A1" office:value-type="string">
            <text:p text:style-name="P14">(orientation matters!)</text:p>
            <text:p text:style-name="P1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3">7. Battery test!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5T21:50:47.674605153</meta:creation-date>
    <dc:date>2025-08-28T18:28:45.798614782</dc:date>
    <meta:editing-duration>PT38M52S</meta:editing-duration>
    <meta:editing-cycles>10</meta:editing-cycles>
    <meta:generator>LibreOffice/25.2.3.2$Linux_X86_64 LibreOffice_project/520$Build-2</meta:generator>
    <meta:document-statistic meta:table-count="1" meta:image-count="0" meta:object-count="0" meta:page-count="1" meta:paragraph-count="41" meta:word-count="103" meta:character-count="583" meta:non-whitespace-character-count="513"/>
  </office:meta>
</office:document-meta>
</file>